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0f4a46"/>
    </style:style>
    <style:style style:name="T1" style:family="text">
      <style:text-properties fo:color="#000000"/>
    </style:style>
    <style:style style:name="T2" style:family="text">
      <style:text-properties fo:color="#000000" officeooo:rsid="000f4a46"/>
    </style:style>
    <style:style style:name="T3" style:family="text">
      <style:text-properties fo:color="#000000" fo:font-weight="normal" officeooo:rsid="000f4a46" style:font-weight-asian="normal" style:font-weight-complex="normal"/>
    </style:style>
    <style:style style:name="T4" style:family="text">
      <style:text-properties fo:color="#800000"/>
    </style:style>
    <style:style style:name="T5" style:family="text">
      <style:text-properties officeooo:rsid="000f4a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effen Goos, Florian Mai, Lukas Galke Felix Paur</text:span></text:p>
      <text:p text:style-name="P3"><text:span text:style-name="Strong_20_Emphasis"><text:span text:style-name="T3">florian.ren.mai@googlemail.com, stg@informatik.uni-kiel.de</text:span></text:span><text:span text:style-name="Strong_20_Emphasis"><text:span text:style-name="T2">, </text:span></text:span><text:span text:style-name="T2">Felix.Kirsch@gmx.net</text:span></text:p>
      <text:p text:style-name="P1"><text:span text:style-name="T1"/></text:p>
      <text:p text:style-name="P1"><text:span text:style-name="T1">“</text:span><text:span text:style-name="T2">Title”</text:span></text:p>
      <text:p text:style-name="P2">Analysis <text:s/>of the efficiancy and user satisfaction regarding the position of an app menu</text:p>
      <text:p text:style-name="P1"><text:span text:style-name="T1"/></text:p>
      <text:p text:style-name="P1"><text:span text:style-name="T1">“</text:span><text:span text:style-name="T2">Abstract”</text:span></text:p>
      <text:p text:style-name="P1"><text:span text:style-name="T1">We analyze weather the position of a menu on a website affects the </text:span><text:span text:style-name="T2">efficiency</text:span><text:span text:style-name="T1"> and the user satisfaction.</text:span></text:p>
      <text:p text:style-name="P1"><text:span text:style-name="T1">Most websites have at least one menu and that menu has to have a position. So it is of interest weather that position affects the users </text:span><text:span text:style-name="T2">satisfaction</text:span><text:span text:style-name="T1"> and </text:span><text:span text:style-name="T2">efficiency.</text:span><text:span text:style-name="T1"> There are also many confusing websites. In order to make information easy </text:span><text:span text:style-name="T2">accessible</text:span><text:span text:style-name="T1"> (or if wanted difficult) it is a very basic but interesting question weather the position of a menu affects the user experience.</text:span></text:p>
      <text:p text:style-name="P1"><text:span text:style-name="T1">In this work we will only consider websites with one menu which is in </text:span><text:span text:style-name="T2">English</text:span><text:span text:style-name="T1"> or </text:span><text:span text:style-name="T2">German.</text:span><text:span text:style-name="T1"> Since those languages are read from top left to bottom right, we expect that for someone used to read in that fashion a top left position will have the most positive influence on the users </text:span><text:span text:style-name="T2">efficiency</text:span><text:span text:style-name="T1"> and satisfaction.</text:span></text:p>
      <text:p text:style-name="P2">To verify or falsify this hypothesis we will <text:span text:style-name="T5">design some</text:span> websites with the same menu structure but different menu positions. Then we will have people <text:span text:style-name="T5">fulfill</text:span> tasks on those websites and evaluate their resul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1:43:16.515089264</meta:creation-date>
    <dc:date>2016-04-30T21:53:19.115924377</dc:date>
    <meta:editing-duration>PT10M13S</meta:editing-duration>
    <meta:editing-cycles>1</meta:editing-cycles>
    <meta:document-statistic meta:table-count="0" meta:image-count="0" meta:object-count="0" meta:page-count="1" meta:paragraph-count="9" meta:word-count="198" meta:character-count="1230" meta:non-whitespace-character-count="1040"/>
    <meta:generator>LibreOffice/5.1.2.2$Linux_x86 LibreOffice_project/10m0$Build-2</meta:generator>
  </office:meta>
</office:document-meta>
</file>